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officeooo:paragraph-rsid="00172029"/>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otes-on-structure-of-the-chapter" text:style-name="Internet_20_link" text:visited-style-name="Visited_20_Internet_20_Link"><text:span text:style-name="Definition">Notes on structure of the chapter</text:span></text:a></text:p>
                </text:list-item>
                <text:list-item>
                  <text:p text:style-name="P6"><text:a xlink:type="simple" xlink:href="#introduced-and-emergent-activity" text:style-name="Internet_20_link" text:visited-style-name="Visited_20_Internet_20_Link"><text:span text:style-name="Definition">Introduced and emergent activity</text:span></text:a></text:p>
                </text:list-item>
                <text:list-item>
                  <text:p text:style-name="P6"><text:a xlink:type="simple" xlink:href="#re-examining-barriers-and-tensions-associated-with-cultural-factors" text:style-name="Internet_20_link" text:visited-style-name="Visited_20_Internet_20_Link"><text:span text:style-name="Definition">Re-examining barriers and tensions associated with cultural factors</text:span></text:a></text:p>
                </text:list-item>
              </text:list>
            </text:list-item>
            <text:list-item>
              <text:p text:style-name="P5"><text:a xlink:type="simple" xlink:href="#discussion-on-authenticity" text:style-name="Internet_20_link" text:visited-style-name="Visited_20_Internet_20_Link"><text:span text:style-name="Definition">Discussion on Authenticity</text:span></text:a></text:p>
              <text:list text:style-name="L4">
                <text:list-item>
                  <text:p text:style-name="P7"><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7"><text:a xlink:type="simple" xlink:href="#barriers-and-tensions-associated-with-authenticity-of-audience---move-perhaps-to-playtesting" text:style-name="Internet_20_link" text:visited-style-name="Visited_20_Internet_20_Link"><text:span text:style-name="Definition">Barriers and tensions associated with authenticity of audience - MOVE PERHAPS TO PLAYTESTING</text:span></text:a></text:p>
                  <text:list text:style-name="L5">
                    <text:list-item>
                      <text:p text:style-name="P8"><text:a xlink:type="simple" xlink:href="#barriers-of-identity-hardcore-coding-dysfunctional-group-work" text:style-name="Internet_20_link" text:visited-style-name="Visited_20_Internet_20_Link"><text:span text:style-name="Definition">Barriers of identity hardcore coding &amp; dysfunctional group work</text:span></text:a></text:p>
                    </text:list-item>
                  </text:list>
                </text:list-item>
              </text:list>
            </text:list-item>
            <text:list-item>
              <text:p text:style-name="P5"><text:a xlink:type="simple" xlink:href="#discussion-on---emerging-cultural-practices" text:style-name="Internet_20_link" text:visited-style-name="Visited_20_Internet_20_Link"><text:span text:style-name="Definition">DISCUSSION ON - Emerging cultural practices</text:span></text:a></text:p>
              <text:list text:style-name="L6">
                <text:list-item>
                  <text:p text:style-name="P9"><text:a xlink:type="simple" xlink:href="#playtesting" text:style-name="Internet_20_link" text:visited-style-name="Visited_20_Internet_20_Link"><text:span text:style-name="Definition">Playtesting</text:span></text:a></text:p>
                  <text:list text:style-name="L7">
                    <text:list-item>
                      <text:p text:style-name="P10"><text:a xlink:type="simple" xlink:href="#playtesting-as-a-cultural-process" text:style-name="Internet_20_link" text:visited-style-name="Visited_20_Internet_20_Link"><text:span text:style-name="Definition">Playtesting as a cultural process</text:span></text:a></text:p>
                    </text:list-item>
                    <text:list-item>
                      <text:p text:style-name="P10"><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0"><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0"><text:a xlink:type="simple" xlink:href="#restricted-vs-extended-community---e.g.-why-not-engage-with-a-wider-online-community" text:style-name="Internet_20_link" text:visited-style-name="Visited_20_Internet_20_Link"><text:span text:style-name="Definition">Restricted vs extended community - e.g. why not engage with a wider online community? ?</text:span></text:a></text:p>
                    </text:list-item>
                  </text:list>
                </text:list-item>
                <text:list-item>
                  <text:p text:style-name="P9"><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8">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9"><text:a xlink:type="simple" xlink:href="#flexible-design-practices" text:style-name="Internet_20_link" text:visited-style-name="Visited_20_Internet_20_Link"><text:span text:style-name="Definition">Flexible design practices</text:span></text:a></text:p>
                  <text:list text:style-name="L9">
                    <text:list-item>
                      <text:p text:style-name="P12"><text:a xlink:type="simple" xlink:href="#encouraging-peer-learning-and-varied-working-practices" text:style-name="Internet_20_link" text:visited-style-name="Visited_20_Internet_20_Link"><text:span text:style-name="Definition">Encouraging peer learning and varied working practices</text:span></text:a></text:p>
                    </text:list-item>
                    <text:list-item>
                      <text:p text:style-name="P12"><text:a xlink:type="simple" xlink:href="#beyond-design-cycle-stages" text:style-name="Internet_20_link" text:visited-style-name="Visited_20_Internet_20_Link"><text:span text:style-name="Definition">Beyond design cycle stages</text:span></text:a></text:p>
                    </text:list-item>
                    <text:list-item>
                      <text:p text:style-name="P12"><text:a xlink:type="simple" xlink:href="#supporting-digitalgame-jamming" text:style-name="Internet_20_link" text:visited-style-name="Visited_20_Internet_20_Link"><text:span text:style-name="Definition">Supporting Digital/Game Jamming</text:span></text:a></text:p>
                    </text:list-item>
                    <text:list-item>
                      <text:p text:style-name="P12"><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on-designing-for-learner-agency" text:style-name="Internet_20_link" text:visited-style-name="Visited_20_Internet_20_Link"><text:span text:style-name="Definition">Discussion on designing for learner agency</text:span></text:a></text:p>
              <text:list text:style-name="L10">
                <text:list-item>
                  <text:p text:style-name="P13"><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3"><text:a xlink:type="simple" xlink:href="#discussion-on-dimensions-of-authenticity-in-in-relation-to-agency" text:style-name="Internet_20_link" text:visited-style-name="Visited_20_Internet_20_Link"><text:span text:style-name="Definition">Discussion on dimensions of authenticity in in relation to Agency</text:span></text:a></text:p>
                  <text:list text:style-name="L11">
                    <text:list-item>
                      <text:p text:style-name="P14"><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4"><text:a xlink:type="simple" xlink:href="#the-freedoms-and-restrictions-of-playgrounds" text:style-name="Internet_20_link" text:visited-style-name="Visited_20_Internet_20_Link"><text:span text:style-name="Definition">The freedoms and restrictions of playgrounds</text:span></text:a></text:p>
                    </text:list-item>
                    <text:list-item>
                      <text:p text:style-name="P14"><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4"><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text:soft-page-break/>Seeding and Nurturing Community Game Making Practices to Facilitate Learner Agency<text:bookmark-end text:name="seeding-and-nurturing-community-game-making-practices-to-facilitate-learner-agency"/></text:h>
      <text:h text:style-name="Heading_20_2" text:outline-level="2"><text:bookmark-start text:name="research-questions---march-2024"/>Research Questions - March 2024<text:bookmark-end text:name="research-questions---march-2024"/></text:h>
      <text:list text:style-name="L12">
        <text:list-item>
          <text:p text:style-name="P15">What pedagogical tools and processes are available to support novices to overcome barriers to participation in game coding processes?</text:p>
        </text:list-item>
        <text:list-item>
          <text:p text:style-name="P15">How can game design patterns support the development of coding practices with novices?</text:p>
        </text:list-item>
        <text:list-item>
          <text:p text:style-name="P1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h text:style-name="Heading_20_3" text:outline-level="3"><text:bookmark-start text:name="notes-on-structure-of-the-chapter"/>Notes on structure of the chapter<text:bookmark-end text:name="notes-on-structure-of-the-chapter"/></text:h>
      <text:p text:style-name="First_20_paragraph">The chapter addresses research questions one and two. Thus, a guiding direction of this chapter is on how participants use the created and emerging cultural tools of this game making program, particularly in reference to the building of agency?</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text:p>
      <text:p text:style-name="Text_20_body">It is the most advanced tools of a range that was put into place to create a space suitable for creativity, collaboration and self expression.</text:p>
      <text:p text:style-name="Text_20_body">Other section explores the community behaviour of the group of game makers and some of the specifics of their design processes.</text:p>
      <text:p text:style-name="Text_20_body">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text:soft-page-break/>In the discussion section, the chapter builds on material explored in this chapter in relation to exiting research to explore the development of agency in this learning design.</text:p>
      <text:p text:style-name="Text_20_body">Particular attention is given to processes which support learners to develop agency in the game making process and the role of different levels of authenticity within these processes.</text:p>
      <text:h text:style-name="Heading_20_3" text:outline-level="3"><text:bookmark-start text:name="introduced-and-emergent-activity"/>Introduced and emergent activity<text:bookmark-end text:name="introduced-and-emergent-activity"/></text:h>
      <text:p text:style-name="First_20_paragraph">The distinction between planned and emergent activities is of note and bears exploration.</text:p>
      <text:p text:style-name="Text_20_body">NOTE - HOW AND WHY - Why because this allows a more detailed analyis of different aspects of agency.</text:p>
      <text:p text:style-name="Text_20_body">To recap we can see emergent use of GDPs as both practice and knowledge in the previous chapter.</text:p>
      <text:h text:style-name="Heading_20_3" text:outline-level="3"><text:bookmark-start text:name="re-examining-barriers-and-tensions-associated-with-cultural-factors"/>Re-examining barriers and tensions associated with cultural factors<text:bookmark-end text:name="re-examining-barriers-and-tensions-associated-with-cultural-factors"/></text:h>
      <text:p text:style-name="First_20_paragraph">In chapter 4 social and cultural barriers were treated in summary alongside other more technical obstacles.</text:p>
      <text:p text:style-name="Text_20_body">In gdp chapter 5 - more detail on the social interaction in a good level of detail using data analysis from video capture.</text:p>
      <text:p text:style-name="Text_20_body">This section explores the obstacles in practice tensions in more depth to give context to looking at impact of subsequent interventions.</text:p>
      <text:h text:style-name="Heading_20_2" text:outline-level="2"><text:bookmark-start text:name="discussion-on-authenticity"/>Discussion on Authenticity<text:bookmark-end text:name="discussion-on-authenticity"/></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xWyZcT6Nm0"/>(Resnick et al., 2005)<text:reference-mark-end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xWyZcT6Nm0"/>.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text:soft-page-break/>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Vfrn0LFqzp"/>(Resnick and Silverman, 2005)<text:reference-mark-end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Vfrn0LFqzp"/>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1">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P19">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zhunukxh&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2GQv1SUht0"/>(Matusov et al., 2016:433)<text:reference-mark-end text:name="ZOTERO_ITEM CSL_CITATION {&quot;citationID&quot;:&quot;zhunukxh&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2GQv1SUht0"/>. I now turn to explore tool use to engendering authorial and transformative agency <text:reference-mark-start text:name="ZOTERO_ITEM CSL_CITATION {&quot;citationID&quot;:&quot;jbalbgz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sYZojyZ5E"/><text:span text:style-name="T7">(Engeström, 2006; Haapasaari et al., 2016; Sannino et al., 2016)</text:span><text:reference-mark-end text:name="ZOTERO_ITEM CSL_CITATION {&quot;citationID&quot;:&quot;jbalbgz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sYZojyZ5E"/>.</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yyshtqj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wLDLIlBHWB"/>(2008)<text:reference-mark-end text:name="ZOTERO_ITEM CSL_CITATION {&quot;citationID&quot;:&quot;yyshtqj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wLDLIlBHWB"/>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prwlykv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dbP1x4JTq"/>(Sannino, 2015)<text:reference-mark-end text:name="ZOTERO_ITEM CSL_CITATION {&quot;citationID&quot;:&quot;prwlykv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dbP1x4JTq"/> work on the volitional aspect of the process of double stimulation cautions ‘double stimulation cannot be subsumed to the general idea of mediation by symbolic tools’ <text:reference-mark-start text:name="ZOTERO_ITEM CSL_CITATION {&quot;citationID&quot;:&quot;huhlfeho&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Ean1eLvJb8"/>(2015:2)<text:reference-mark-end text:name="ZOTERO_ITEM CSL_CITATION {&quot;citationID&quot;:&quot;huhlfeho&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Ean1eLvJb8"/>, it shares the a perspective that there is value in exploring the process to explore <text:soft-page-break/>participants development of agency in professional and educational settings <text:reference-mark-start text:name="ZOTERO_ITEM CSL_CITATION {&quot;citationID&quot;:&quot;jtjhgpgd&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lB4tgZdaS"/>(Sannino et al., 2016)<text:reference-mark-end text:name="ZOTERO_ITEM CSL_CITATION {&quot;citationID&quot;:&quot;jtjhgpgd&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hlB4tgZdaS"/>.</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gutrzqtc&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DKuzctTKco"/>(Pogue, 2017)<text:reference-mark-end text:name="ZOTERO_ITEM CSL_CITATION {&quot;citationID&quot;:&quot;gutrzqtc&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DKuzctTKco"/>.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ezfxdzb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w4isivzBFH"/>(Ratto, 2011)<text:reference-mark-end text:name="ZOTERO_ITEM CSL_CITATION {&quot;citationID&quot;:&quot;ezfxdzb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w4isivzBFH"/>, a process which playfully surfaces Latour’s <text:reference-mark-start text:name="ZOTERO_ITEM CSL_CITATION {&quot;citationID&quot;:&quot;oplrcnth&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7z3AcDqra2"/>(Weibel and Latour, 2005; Latour, 2008)<text:reference-mark-end text:name="ZOTERO_ITEM CSL_CITATION {&quot;citationID&quot;:&quot;oplrcnth&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7z3AcDqra2"/>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barriers-and-tensions-associated-with-authenticity-of-audience---move-perhaps-to-playtesting"/><text:soft-page-break/>Barriers and tensions associated with authenticity of audience - MOVE PERHAPS TO PLAYTESTING<text:bookmark-end text:name="barriers-and-tensions-associated-with-authenticity-of-audience---move-perhaps-to-playtesting"/></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4" text:outline-level="4"><text:bookmark-start text:name="barriers-of-identity-hardcore-coding-dysfunctional-group-work"/>Barriers of identity hardcore coding &amp; dysfunctional group work<text:bookmark-end text:name="barriers-of-identity-hardcore-coding-dysfunctional-group-work"/></text:h>
      <text:p text:style-name="First_20_paragraph">NOTE - REALLY COMPRESS UNLESS DATA BECOMES PRESENT - USE AS BASIS FOR DISCUSSION / or keep here in intro to Chap 6 - but compress</text:p>
      <text:p text:style-name="Text_20_body">NOTE DUPLICATION WITH DESIGN CHAPTER.</text:p>
      <text:p text:style-name="Text_20_body">In chapter 4 I surfaced the conflict experiences by participants in phase one of the process where an alienation from the culture of coding prevented participation. While this was articulated clearly by just one family, this aligns with the thread of the LR exploring barriers to participation in the the culture of coding. In this section I explore the emerging tensions / barriers in more depth (and responses) to provide context for the following chapters sections. NOTE - REALLY HERE? IS THERE A BETTER PLACE? CH.4?</text:p>
      <text:p text:style-name="Text_20_body">NOTE - MENTION SOURCE OF FAMILY FROM THE DIGITAL BRAVES ACTIVITY? While speculative, it may be of significance that this family had also attended an open workshop for families before this programme which used drama processes to begin to explore issues of digital tracking and give hands on coding experiences. It is possible that it was this combination of tech and non-tech activities which gave them the confidence to attend a program based around coding. 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P16"><text:soft-page-break/>Gulfs between desires and reality</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gning on paper and via pixel art created compounding tensions. One crisis point involved a frustration of a child who was not able to implement a feature they wanted to add to the game next:</text:p>
      <text:p text:style-name="Text_20_body">A 3d bee design of one participant which happened when there was no framework.</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text:style-name="L13">
        <text:list-item>
          <text:p text:style-name="P17">An awareness of the danger that those more confident in coding create more involved code problems that need more facilitator time, potentially making others feel less valued.</text:p>
        </text:list-item>
        <text:list-item>
          <text:p text:style-name="P17">A concern for the fragility of learners positive affect towards the group game making process and thus the need for initial playful starting and closing activities to be continued beyond initial sessions.</text:p>
        </text:list-item>
        <text:list-item>
          <text:p text:style-name="P17">The value of a stronger buy-in by participants, ideally a greater commitment to the collective making process balanced with the need for low pressure (avoiding a negative sense of obligation).</text:p>
        </text:list-item>
      </text:list>
      <text:p text:style-name="P3">Narrative summary of conflict - TRANSITION TO DRAMA SCENARIO</text:p>
      <text:p text:style-name="Text_20_body">The conflict comprised of compounding factors and resulted in a lack of desire to complete coding activities before fully engaging with them.</text:p>
      <text:p text:style-name="Text_20_body">In the initial stages some families struggled to reconcile the obstacles presented but their active participation in warm up games shows ….</text:p>
      <text:p text:style-name="Text_20_body">While many families talked of the challenge of coding, one family in particular were s In reflection on the session that ended their participation</text:p>
      <text:p text:style-name="Text_20_body">INSERT SOME ANALYSIS HERE BASED ON AGENCY AND AFFORDENCES OFFERED</text:p>
      <text:h text:style-name="Heading_20_2" text:outline-level="2"><text:bookmark-start text:name="discussion-on---emerging-cultural-practices"/>DISCUSSION ON - Emerging cultural practices<text:bookmark-end text:name="discussion-on---emerging-cultural-practices"/></text:h>
      <text:p text:style-name="First_20_paragraph">CHECK TO SEE IF ANY SHOULD BE IN CHAPTER 4 - THAT IT IS DISCUSSION-Y ENOUGH</text:p>
      <text:p text:style-name="Text_20_body"><text:soft-page-break/>NOTE THIS NEEDS A QUICK INTRODUCTION TO MAKE A TRANSITION - LINK THIS PART AND RECONNECT IT WITH CHAPTER 4.</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Beyond the starting point, the focus shifts to the way participants appropriate and use these practices. Many outlined here were very minimal in embryonic form but extended significantly by participants.</text:p>
      <text:p text:style-name="Text_20_body">However the focus should not solely rest on the emerging practices but on the measures that facilitators can encourage them. The following sections address these dimensions using a lens of inclusive pedagogy and authorial agency.</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h text:style-name="Heading_20_4" text:outline-level="4"><text:bookmark-start text:name="playtesting-as-a-cultural-process"/>Playtesting as a cultural process<text:bookmark-end text:name="playtesting-as-a-cultural-process"/></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1">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text:soft-page-break/>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1">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vztxzrme&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AjaUXCRrgf"/>(Rogoff, 2003)<text:reference-mark-end text:name="ZOTERO_ITEM CSL_CITATION {&quot;citationID&quot;:&quot;vztxzrme&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AjaUXCRrgf"/> on learning in community settings. There is an apparent tension in play here between encouraging individual agency of expression within the game and an evolving community tendency to norm peoples games to be more <text:span text:style-name="T1">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4" text:outline-level="4"><text:bookmark-start text:name="restricted-vs-extended-community---e.g.-why-not-engage-with-a-wider-online-community"/>Restricted vs extended community - e.g. why not engage with a wider online community? ?<text:bookmark-end text:name="restricted-vs-extended-community---e.g.-why-not-engage-with-a-wider-online-community"/></text:h>
      <text:p text:style-name="First_20_paragraph">Beyond technical considerations regarding scratch and use of physics, authenticity,</text:p>
      <text:p text:style-name="Text_20_body">Time consideration of the process of being involved in an online community may remove time spent doing real life playtesting.</text:p>
      <text:p text:style-name="Text_20_body"><text:soft-page-break/>Also - the diversity of creations available on a online community could remove the more communal experience of the designed limitation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ext:soft-page-break/>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gbqfqnz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MlAbO1WF1G"/>(Papert, 1980; Resnick, 2012)<text:reference-mark-end text:name="ZOTERO_ITEM CSL_CITATION {&quot;citationID&quot;:&quot;gbqfqnz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MlAbO1WF1G"/>. It also aligns with PBL literature which advocates the personalisation of projects and the value of exploring concepts using home funds of knowledge <text:reference-mark-start text:name="ZOTERO_ITEM CSL_CITATION {&quot;citationID&quot;:&quot;aipvgrmm&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yHAKnKDexE"/>(Moje et al., 2001)<text:reference-mark-end text:name="ZOTERO_ITEM CSL_CITATION {&quot;citationID&quot;:&quot;aipvgrmm&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yHAKnKDexE"/></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epqsitfx&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RxnblwI2Zy"/>(Gabler et al., 2005)<text:reference-mark-end text:name="ZOTERO_ITEM CSL_CITATION {&quot;citationID&quot;:&quot;epqsitfx&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RxnblwI2Zy"/>. HOW TO EXTEND?</text:p>
      <text:h text:style-name="Heading_20_3" text:outline-level="3"><text:bookmark-start text:name="flexible-design-practices"/>Flexible design practices<text:bookmark-end text:name="flexible-design-practices"/></text:h>
      <text:h text:style-name="Heading_20_4" text:outline-level="4"><text:bookmark-start text:name="encouraging-peer-learning-and-varied-working-practices"/>Encouraging peer learning and varied working practices<text:bookmark-end text:name="encouraging-peer-learning-and-varied-working-practices"/></text:h>
      <text:p text:style-name="First_20_paragraph">CHECK FOR DUPLICATION WITH FOLLOWING SECTIONS</text:p>
      <text:p text:style-name="Text_20_body">The tension outlined concerning participant identity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ext:soft-page-break/>These tensions are mirrored in similar research and were highlighted in the practitioner interviews that I conducted.</text:p>
      <text:h text:style-name="Heading_20_4" text:outline-level="4"><text:bookmark-start text:name="beyond-design-cycle-stages"/>Beyond design cycle stages<text:bookmark-end text:name="beyond-design-cycle-stages"/></text:h>
      <text:p text:style-name="First_20_paragraph">As explored in the literature review design stages as a conceptual design tool is common in CS education, e.g. Resnick’s creative learning spiral <text:reference-mark-start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gzjMLRH2cZ"/>(Resnick, 2007:2)<text:reference-mark-end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gzjMLRH2cZ"/>.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M1HwZKcx07"/>(Kuby, 2016)<text:reference-mark-end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M1HwZKcx07"/></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hwmmwmh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8MGxsPl3rW"/>(Resnick, 2007:2)<text:reference-mark-end text:name="ZOTERO_ITEM CSL_CITATION {&quot;citationID&quot;:&quot;hwmmwmh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8MGxsPl3rW"/>.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ext:soft-page-break/>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ddjiyxq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mtR8Rh5SoS"/>(Goddard et al., 2014)<text:reference-mark-end text:name="ZOTERO_ITEM CSL_CITATION {&quot;citationID&quot;:&quot;ddjiyxq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mtR8Rh5SoS"/>.</text:p>
      <text:p text:style-name="Text_20_body">Other relevant perspectives include rhizomatic design approaches <text:reference-mark-start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4p5VUte3ek"/>(de Freitas, 2012)<text:reference-mark-end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4p5VUte3ek"/>. Research exists on the promise of rhizomatic approaches design thinking in creative educational programmes <text:reference-mark-start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lSJ3lD8PCS"/>(Biffi et al., 2017)<text:reference-mark-end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lSJ3lD8PCS"/>. However researcher identify significant competencies required including to “identify and synthesize the body of technical and even complex knowledge into a feasible structure” <text:reference-mark-start text:name="ZOTERO_ITEM CSL_CITATION {&quot;citationID&quot;:&quot;sblzsfm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KA5caz2mYA"/>(Biffi et al., 2017:972)<text:reference-mark-end text:name="ZOTERO_ITEM CSL_CITATION {&quot;citationID&quot;:&quot;sblzsfm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KA5caz2mYA"/>,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pan text:style-name="T2">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urldppnp&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3OzJgAFXei"/>(Aurava et al., 2021)<text:reference-mark-end text:name="ZOTERO_ITEM CSL_CITATION {&quot;citationID&quot;:&quot;urldppnp&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3OzJgAFXei"/>,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text:soft-page-break/>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1">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2">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on-designing-for-learner-agency"/>Discussion on designing for learner agency<text:bookmark-end text:name="discussion-on-designing-for-learner-agency"/></text:h>
      <text:p text:style-name="First_20_paragraph">I propose that learner agency entails the practice of designing and facilitating effective and engaging creative and technical learning environments.</text:p>
      <text:h text:style-name="Heading_20_3" text:outline-level="3"><text:bookmark-start text:name="nurturing-agency-by-creating-space-for-emergent-practices"/><text:soft-page-break/>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vbcyemf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IiWfeOGqM"/>(Matusov et al., 2016)<text:reference-mark-end text:name="ZOTERO_ITEM CSL_CITATION {&quot;citationID&quot;:&quot;vbcyemf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IiWfeOGqM"/>.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discussion-on-dimensions-of-authenticity-in-in-relation-to-agency"/>Discussion on dimensions of authenticity in in relation to Agency<text:bookmark-end text:name="discussion-on-dimensions-of-authenticity-in-in-relation-to-agency"/></text:h>
      <text:p text:style-name="First_20_paragraph">Returning to the work of drama processes, Heathcote <text:reference-mark-start text:name="ZOTERO_ITEM CSL_CITATION {&quot;citationID&quot;:&quot;viffpcru&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R3V1UGxWFy"/>(Heathcote and Bolton, 1994)<text:reference-mark-end text:name="ZOTERO_ITEM CSL_CITATION {&quot;citationID&quot;:&quot;viffpcru&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R3V1UGxWFy"/>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ajjhtgqo&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Y1MYIBtZ4v"/>(Heathcote and Bolton, 1994:18)<text:reference-mark-end text:name="ZOTERO_ITEM CSL_CITATION {&quot;citationID&quot;:&quot;ajjhtgqo&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Y1MYIBtZ4v"/></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qnkjsurd&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PaSfveFs2b"/>(Hung et al., 2006)<text:reference-mark-end text:name="ZOTERO_ITEM CSL_CITATION {&quot;citationID&quot;:&quot;qnkjsurd&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PaSfveFs2b"/>. Authenticity in goal here is clear. Participants make a real digital game. The authentic goal of making a game allowed participants to draw on tacit knowledge and navigate within implicit bounds reducing the need for intrusive instruction which might negatively effect <text:soft-page-break/>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grweirwq&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kaR5euAMRk"/>(Disalvo et al., 2009)<text:reference-mark-end text:name="ZOTERO_ITEM CSL_CITATION {&quot;citationID&quot;:&quot;grweirwq&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kaR5euAMRk"/>.</text:p>
      <text:p text:style-name="Text_20_body">There are examples of the authenticity of the audience being used by participants</text:p>
      <text:list text:style-name="L14">
        <text:list-item>
          <text:p text:style-name="P18">Suzanna uses the imagined audience to norm behaviour.</text:p>
        </text:list-item>
        <text:list-item>
          <text:p text:style-name="P18">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1">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swotygyo&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aUx4EmKMLT"/>(Stinson and Freebody, 2006; Piazzoli, 2011)<text:reference-mark-end text:name="ZOTERO_ITEM CSL_CITATION {&quot;citationID&quot;:&quot;swotygyo&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aUx4EmKMLT"/>. The drama process can be viewed as magic circle <text:reference-mark-start text:name="ZOTERO_ITEM CSL_CITATION {&quot;citationID&quot;:&quot;iwpqtuug&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CPm8ZoNWgZ"/>(Stenros, 2012; Whitton, 2018)<text:reference-mark-end text:name="ZOTERO_ITEM CSL_CITATION {&quot;citationID&quot;:&quot;iwpqtuug&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CPm8ZoNWgZ"/>.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text:soft-page-break/>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text:soft-page-break/>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qodpasn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ekOO3WQPPn"/>(Hagge, 2018)<text:reference-mark-end text:name="ZOTERO_ITEM CSL_CITATION {&quot;citationID&quot;:&quot;qodpasn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ekOO3WQPPn"/>.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Seeding and Nurturing Community Game Making Practices to Facilitate Learner Agency</dc:title>
    <dc:description/>
    <dc:subject/>
    <meta:keyword/>
    <meta:initial-creator/>
    <dc:creator>Mick Chesterman</dc:creator>
    <meta:creation-date>2024-04-12T14:06:43Z</meta:creation-date>
    <dc:date>2024-04-12T15:07:36.908434880</dc:date>
    <meta:editing-duration>PT48S</meta:editing-duration>
    <meta:editing-cycles>1</meta:editing-cycles>
    <meta:document-statistic meta:table-count="1" meta:image-count="0" meta:object-count="0" meta:page-count="18" meta:paragraph-count="221" meta:word-count="7526" meta:character-count="48394" meta:non-whitespace-character-count="41120"/>
    <meta:user-defined meta:name="ZOTERO_PREF_1">&lt;data data-version="3" zotero-version="6.0.35"&gt;&lt;session id="ltg9r3cW"/&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